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09720" officeooo:paragraph-rsid="0010972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14e6" officeooo:paragraph-rsid="001114e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a875" officeooo:paragraph-rsid="0015a87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6f2e4" officeooo:paragraph-rsid="0016f2e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761f3" officeooo:paragraph-rsid="001761f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d74db" officeooo:paragraph-rsid="001d74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f5996" officeooo:paragraph-rsid="001f59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22bbae" officeooo:paragraph-rsid="0022bba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officeooo:rsid="00102b6d" officeooo:paragraph-rsid="00102b6d"/>
    </style:style>
    <style:style style:name="P10" style:family="paragraph" style:parent-style-name="Standard">
      <style:paragraph-properties fo:text-align="start" style:justify-single-word="false"/>
      <style:text-properties fo:font-size="16pt" officeooo:rsid="00102b6d" officeooo:paragraph-rsid="00102b6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29beb" officeooo:paragraph-rsid="00129beb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114e6" officeooo:paragraph-rsid="001114e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114e6" officeooo:paragraph-rsid="001114e6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29beb" officeooo:paragraph-rsid="00129be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29beb" officeooo:paragraph-rsid="00129beb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weight="normal" officeooo:rsid="0013dd6c" officeooo:paragraph-rsid="0013dd6c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weight="normal" officeooo:rsid="0016f2e4" officeooo:paragraph-rsid="0016f2e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f2e4" officeooo:paragraph-rsid="0016f2e4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170213" officeooo:paragraph-rsid="0017021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70213" officeooo:paragraph-rsid="00170213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weight="normal" officeooo:rsid="001761f3" officeooo:paragraph-rsid="001761f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761f3" officeooo:paragraph-rsid="001761f3" style:font-weight-asian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weight="normal" officeooo:rsid="00195ef1" officeooo:paragraph-rsid="00195ef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95ef1" officeooo:paragraph-rsid="00195ef1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2pt" fo:font-weight="normal" officeooo:rsid="001c1995" officeooo:paragraph-rsid="001c199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c1995" officeooo:paragraph-rsid="001c1995" style:font-weight-asian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2pt" fo:font-weight="normal" officeooo:rsid="001f5996" officeooo:paragraph-rsid="001f599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f5996" officeooo:paragraph-rsid="001f5996" style:font-weight-asian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font-weight="normal" officeooo:rsid="00213759" officeooo:paragraph-rsid="0021375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13759" officeooo:paragraph-rsid="00213759" style:font-weight-asian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size="12pt" fo:font-weight="normal" officeooo:rsid="002139fd" officeooo:paragraph-rsid="002139fd" style:font-weight-asian="normal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fo:font-size="12pt" fo:font-weight="normal" officeooo:rsid="002139fd" officeooo:paragraph-rsid="002139f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139fd" officeooo:paragraph-rsid="002139fd" style:font-weight-asian="normal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2pt" fo:font-weight="normal" officeooo:rsid="002139fd" officeooo:paragraph-rsid="002139fd" style:font-weight-asian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3b6f7" officeooo:paragraph-rsid="0023b6f7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23b6f7" officeooo:paragraph-rsid="0023b6f7" style:font-style-asian="normal" style:font-weight-asian="normal" style:font-style-complex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officeooo:paragraph-rsid="0013dd6c"/>
    </style:style>
    <style:style style:name="P38" style:family="paragraph" style:parent-style-name="Standard" style:list-style-name="L8">
      <style:paragraph-properties fo:text-align="start" style:justify-single-word="false"/>
      <style:text-properties fo:font-size="10pt" fo:font-style="italic" fo:font-weight="normal" officeooo:rsid="002139fd" officeooo:paragraph-rsid="002139fd" style:font-style-asian="italic" style:font-weight-asian="normal" style:font-style-complex="italic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fo:font-size="10pt" fo:font-style="italic" fo:font-weight="normal" officeooo:rsid="002139fd" officeooo:paragraph-rsid="002139fd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fo:font-style="italic" fo:font-weight="normal" officeooo:rsid="002139fd" officeooo:paragraph-rsid="002139fd" style:font-style-asian="italic" style:font-weight-asian="normal" style:font-style-complex="italic" style:font-weight-complex="normal"/>
    </style:style>
    <style:style style:name="P41" style:family="paragraph" style:parent-style-name="Standard" style:list-style-name="L10">
      <style:paragraph-properties fo:text-align="start" style:justify-single-word="false"/>
      <style:text-properties fo:font-size="10pt" fo:font-style="italic" fo:font-weight="normal" officeooo:rsid="0023b6f7" officeooo:paragraph-rsid="0023b6f7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0pt" fo:font-style="italic" fo:font-weight="normal" officeooo:rsid="0023b6f7" officeooo:paragraph-rsid="0023b6f7" style:font-style-asian="italic" style:font-weight-asian="normal" style:font-style-complex="italic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officeooo:rsid="0013dd6c" officeooo:paragraph-rsid="0013dd6c"/>
    </style:style>
    <style:style style:name="P44" style:family="paragraph" style:parent-style-name="Standard">
      <style:paragraph-properties fo:text-align="start" style:justify-single-word="false"/>
      <style:text-properties officeooo:rsid="0013dd6c" officeooo:paragraph-rsid="0013dd6c"/>
    </style:style>
    <style:style style:name="P45" style:family="paragraph" style:parent-style-name="Standard" style:list-style-name="L4">
      <style:paragraph-properties fo:text-align="start" style:justify-single-word="false"/>
      <style:text-properties officeooo:rsid="0015a875" officeooo:paragraph-rsid="0015a875"/>
    </style:style>
    <style:style style:name="P46" style:family="paragraph" style:parent-style-name="Standard">
      <style:paragraph-properties fo:text-align="start" style:justify-single-word="false"/>
      <style:text-properties officeooo:rsid="0015a875" officeooo:paragraph-rsid="0015a8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fo:font-weight="normal" officeooo:rsid="0013dd6c" style:font-style-asian="italic" style:font-weight-asian="normal" style:font-style-complex="italic" style:font-weight-complex="normal"/>
    </style:style>
    <style:style style:name="T3" style:family="text">
      <style:text-properties fo:font-size="12pt" fo:font-weight="normal" officeooo:rsid="0013dd6c" style:font-weight-asian="normal" style:font-weight-complex="normal"/>
    </style:style>
    <style:style style:name="T4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sponsive Design</text:p>
      <text:p text:style-name="P10"/>
      <text:p text:style-name="P1">Responsive Design</text:p>
      <text:list xml:id="list2977233718" text:style-name="L2">
        <text:list-item>
          <text:p text:style-name="P12">'Responsive design' refers to the idea that your website should display equally well in everything from widescreen monitors to mobile phones.</text:p>
          <text:list>
            <text:list-item>
              <text:p text:style-name="P12">This eliminates the distinctions between the mobile-friendly version of your website and its desktop counterpart.</text:p>
            </text:list-item>
          </text:list>
        </text:list-item>
      </text:list>
      <text:p text:style-name="P13"/>
      <text:list xml:id="list132515725180105" text:continue-numbering="true" text:style-name="L2">
        <text:list-item>
          <text:p text:style-name="P12">Responsive design is accomplished with CSS 'media queries'.</text:p>
          <text:list>
            <text:list-item>
              <text:p text:style-name="P12">'media queries' are a way to apply CSS rules conditionally. They tell the browser whether to ignore or apply rules depending on the user's device.</text:p>
            </text:list-item>
          </text:list>
        </text:list-item>
      </text:list>
      <text:p text:style-name="P13"/>
      <text:p text:style-name="P2">Media Queries</text:p>
      <text:list xml:id="list3662429351" text:style-name="L3">
        <text:list-item>
          <text:p text:style-name="P14">Media queries lets us present HTML content as distinct CSS layouts.</text:p>
          <text:list>
            <text:list-item>
              <text:p text:style-name="P14">We are able to use the same HTML for all devices and will have unique CSS styles depending on the user's device.</text:p>
            </text:list-item>
          </text:list>
        </text:list-item>
      </text:list>
      <text:p text:style-name="P15"/>
      <text:p text:style-name="P11">CSS Media Queries</text:p>
      <text:list xml:id="list3350419683" text:style-name="L4">
        <text:list-item>
          <text:p text:style-name="P16">Media queries always begin with the <text:span text:style-name="T1">@media</text:span> 'at-rule' followed by some kind of conditional statement and then some curly braces.</text:p>
          <text:list>
            <text:list-item>
              <text:p text:style-name="P37"><text:span text:style-name="T3">Example: </text:span><text:span text:style-name="T2">@media only screen (max-width: 400px) { ... }</text:span></text:p>
            </text:list-item>
            <text:list-item>
              <text:p text:style-name="P43"><text:span text:style-name="T4">Within the curly braces are the CSS Rules that will be applied when the condition is met.</text:span></text:p>
            </text:list-item>
          </text:list>
        </text:list-item>
      </text:list>
      <text:p text:style-name="P44"><text:span text:style-name="T4"/></text:p>
      <text:list xml:id="list132517278467270" text:continue-numbering="true" text:style-name="L4">
        <text:list-item>
          <text:p text:style-name="P45"><text:span text:style-name="T4">The </text:span><text:span text:style-name="T5">only screen</text:span><text:span text:style-name="T4"> 'media type' means that the contained styles should only be applied to devices with screens (opposed to printed documents and other formats)</text:span></text:p>
        </text:list-item>
      </text:list>
      <text:p text:style-name="P46"><text:span text:style-name="T4"/></text:p>
      <text:list xml:id="list132517621396521" text:continue-numbering="true" text:style-name="L4">
        <text:list-item>
          <text:p text:style-name="P45"><text:span text:style-name="T4">The </text:span><text:span text:style-name="T5">min-width</text:span><text:span text:style-name="T4"> and </text:span><text:span text:style-name="T5">max-width</text:span><text:span text:style-name="T4"> parts are 'media features', and they specify the device dimensions you're targeting.</text:span></text:p>
          <text:list>
            <text:list-item>
              <text:p text:style-name="P45"><text:span text:style-name="T4">There are other conditions such as portrait mode, landscape mode, resolution of screen, mouse user, etc...</text:span></text:p>
            </text:list-item>
          </text:list>
        </text:list-item>
      </text:list>
      <text:p text:style-name="P46"><text:span text:style-name="T4"/></text:p>
      <text:p text:style-name="P3"><text:span text:style-name="T6">Determining Design</text:span></text:p>
      <text:list xml:id="list3306925749" text:style-name="L5">
        <text:list-item>
          <text:p text:style-name="P17"><text:span text:style-name="T6">The web designer supplies the mockups for the types of layouts that the developer will then implement.</text:span></text:p>
          <text:list>
            <text:list-item>
              <text:p text:style-name="P17"><text:span text:style-name="T6">The individual layouts using media queries separates out various CSS rules which then apply to each one.</text:span></text:p>
            </text:list-item>
          </text:list>
        </text:list-item>
      </text:list>
      <text:p text:style-name="P18"><text:span text:style-name="T6"/></text:p>
      <text:list xml:id="list132517416484015" text:continue-numbering="true" text:style-name="L5">
        <text:list-item>
          <text:p text:style-name="P17"><text:span text:style-name="T6">There area a few well defined patterns for how a desktop layout collapses into a mobile layout. ( ( example: 'layout shifter' )</text:span></text:p>
        </text:list-item>
      </text:list>
      <text:p text:style-name="P18"><text:span text:style-name="T6"/></text:p>
      <text:list xml:id="list132515789719083" text:continue-numbering="true" text:style-name="L5">
        <text:list-item>
          <text:p text:style-name="P17"><text:span text:style-name="T6">There are two concepts that are fundamental for responsive designs:</text:span></text:p>
          <text:list>
            <text:list-item>
              <text:p text:style-name="P17"><text:span text:style-name="T6">A '</text:span><text:span text:style-name="T7">fluid</text:span><text:span text:style-name="T6">' layout is one that stretches and shrinks to fill the width of the screen. (similar to: flexbox)</text:span></text:p>
            </text:list-item>
            <text:list-item>
              <text:p text:style-name="P17"><text:span text:style-name="T6"/></text:p>
            </text:list-item>
            <text:list-item>
              <text:p text:style-name="P17"><text:span text:style-name="T6">A '</text:span><text:span text:style-name="T7">fixed-width</text:span><text:span text:style-name="T6">' layout is the opposite. It has the same width regardless of the screen dimension.</text:span></text:p>
            </text:list-item>
          </text:list>
        </text:list-item>
      </text:list>
      <text:p text:style-name="P18"><text:span text:style-name="T6"/></text:p>
      <text:p text:style-name="P4"><text:soft-page-break/><text:span text:style-name="T6">Choosing Breakpoints</text:span></text:p>
      <text:list xml:id="list2056126771" text:style-name="L6">
        <text:list-item>
          <text:p text:style-name="P19"><text:span text:style-name="T6">Most responsive design patterns have similar behavior, using </text:span><text:span text:style-name="T7">fluid</text:span><text:span text:style-name="T6"> layouts for mobile/tablet devices and </text:span><text:span text:style-name="T7">fixed-width</text:span><text:span text:style-name="T6"> layouts for wider screens.</text:span></text:p>
        </text:list-item>
      </text:list>
      <text:p text:style-name="P20"><text:span text:style-name="T6"/></text:p>
      <text:list xml:id="list132515616758476" text:continue-numbering="true" text:style-name="L6">
        <text:list-item>
          <text:p text:style-name="P21"><text:span text:style-name="T6">Fluid layouts lets us target a </text:span><text:span text:style-name="T7">range</text:span><text:span text:style-name="T6"> of screen widths instead of specific mobile devices.</text:span></text:p>
          <text:list>
            <text:list-item>
              <text:p text:style-name="P21"><text:span text:style-name="T6">A good fluid layout will look good </text:span><text:span text:style-name="T7">anywhere</text:span><text:span text:style-name="T6"> between 300px and 500px.</text:span></text:p>
            </text:list-item>
            <text:list-item>
              <text:p text:style-name="P21"><text:span text:style-name="T6">A bad fluid layout is designing for a specific device. (Galaxy S7, IPad Mini, etc..)</text:span></text:p>
            </text:list-item>
          </text:list>
        </text:list-item>
      </text:list>
      <text:p text:style-name="P22"><text:span text:style-name="T6"/></text:p>
      <text:list xml:id="list132516858801784" text:continue-numbering="true" text:style-name="L6">
        <text:list-item>
          <text:p text:style-name="P21"><text:span text:style-name="T6">The exact pixel values for the </text:span><text:span text:style-name="T7">min-width</text:span><text:span text:style-name="T6"> and </text:span><text:span text:style-name="T7">max-width</text:span><text:span text:style-name="T6"> parameters in a media query ( 'breakpoints' ) do not matter.</text:span></text:p>
          <text:list>
            <text:list-item>
              <text:p text:style-name="P21"><text:span text:style-name="T6">The important idea is that the layout will look good within these ranges.</text:span></text:p>
            </text:list-item>
          </text:list>
        </text:list-item>
      </text:list>
      <text:p text:style-name="P22"><text:span text:style-name="T6"/></text:p>
      <text:p text:style-name="P5"><text:span text:style-name="T6">Mobile-First Development</text:span></text:p>
      <text:list xml:id="list1938762827" text:style-name="L7">
        <text:list-item>
          <text:p text:style-name="P23"><text:span text:style-name="T6">The 'mobile-first' approach maximizes the amount of CSS that can be reused across your layouts.</text:span></text:p>
          <text:list>
            <text:list-item>
              <text:p text:style-name="P23"><text:span text:style-name="T6">Desktop layouts are typically more complex than their mobile counterparts.</text:span></text:p>
            </text:list-item>
          </text:list>
        </text:list-item>
      </text:list>
      <text:p text:style-name="P24"><text:span text:style-name="T6"/></text:p>
      <text:list xml:id="list132517649912782" text:continue-numbering="true" text:style-name="L7">
        <text:list-item>
          <text:p text:style-name="P25"><text:span text:style-name="T6">When designing 'mobile-first', the default CSS Rules applied to all HTML pages should be the mobile version.</text:span></text:p>
          <text:list>
            <text:list-item>
              <text:p text:style-name="P25"><text:span text:style-name="T6">By keeping base styles outside of the media queries, we are able to override them and add on to them as we create our other specific layouts.</text:span></text:p>
              <text:list>
                <text:list-item>
                  <text:p text:style-name="P25"><text:span text:style-name="T6">This also reduces redundant declarations as there is only one declaration for all layouts.</text:span></text:p>
                </text:list-item>
              </text:list>
            </text:list-item>
          </text:list>
        </text:list-item>
      </text:list>
      <text:p text:style-name="P26"><text:span text:style-name="T6"/></text:p>
      <text:list xml:id="list132516593023562" text:continue-numbering="true" text:style-name="L7">
        <text:list-item>
          <text:p text:style-name="P34"><text:span text:style-name="T6">Start with the base styles that apply to your entire site, then tweak them for various device widths by selectively applying CSS rules with @media.</text:span></text:p>
        </text:list-item>
      </text:list>
      <text:p text:style-name="P26"><text:span text:style-name="T6"/></text:p>
      <text:p text:style-name="P6"><text:span text:style-name="T6">Tablet Layout</text:span></text:p>
      <text:list xml:id="list2025387845" text:style-name="L8">
        <text:list-item>
          <text:p text:style-name="P27"><text:span text:style-name="T6">A tablet layout is a screen that is wider than a mobile screen but less than a widescreen.</text:span></text:p>
          <text:list>
            <text:list-item>
              <text:p text:style-name="P27"><text:span text:style-name="T6">This is usually the in-between for the mobile-tablet-widescreen layout schemes.</text:span></text:p>
            </text:list-item>
          </text:list>
        </text:list-item>
      </text:list>
      <text:p text:style-name="P28"><text:span text:style-name="T6"/></text:p>
      <text:list xml:id="list132516235513555" text:continue-numbering="true" text:style-name="L8">
        <text:list-item>
          <text:p text:style-name="P27"><text:span text:style-name="T6">To reiterate, this layout will be displayed as long as the device's screen width is between the </text:span><text:span text:style-name="T7">min-width</text:span><text:span text:style-name="T6"> and the </text:span><text:span text:style-name="T7">max-width</text:span><text:span text:style-name="T6"> set on the </text:span><text:span text:style-name="T7">@media</text:span><text:span text:style-name="T6"> query.</text:span></text:p>
        </text:list-item>
      </text:list>
      <text:p text:style-name="P28"><text:span text:style-name="T6"/></text:p>
      <text:list xml:id="list132516226074733" text:continue-numbering="true" text:style-name="L8">
        <text:list-item>
          <text:p text:style-name="P32"><text:span text:style-name="T6">Example Tablet </text:span><text:span text:style-name="T7">@media</text:span><text:span text:style-name="T6"> query:</text:span></text:p>
          <text:list>
            <text:list-header>
              <text:p text:style-name="P38">@media only screen and (min-width: 401px) and (max-width: 960px) { ... }</text:p>
            </text:list-header>
          </text:list>
        </text:list-item>
      </text:list>
      <text:p text:style-name="P28"><text:span text:style-name="T6"/></text:p>
      <text:p text:style-name="P7"><text:span text:style-name="T6">Desktop Layout</text:span></text:p>
      <text:list xml:id="list389226689" text:style-name="L9">
        <text:list-item>
          <text:p text:style-name="P29"><text:span text:style-name="T6">Desktop layouts can be tricky to manage because of endless screen sizes.</text:span></text:p>
          <text:list>
            <text:list-item>
              <text:p text:style-name="P29"><text:span text:style-name="T6">To account for this, you can provide a fixed width and center using auto margins so that the web page does not expand endlessly.</text:span></text:p>
            </text:list-item>
          </text:list>
        </text:list-item>
      </text:list>
      <text:p text:style-name="P30"><text:span text:style-name="T6"/></text:p>
      <text:list xml:id="list132515606879412" text:continue-numbering="true" text:style-name="L9">
        <text:list-item>
          <text:p text:style-name="P31"><text:span text:style-name="T6">Example Desktop </text:span><text:span text:style-name="T7">@media </text:span><text:span text:style-name="T6">query:</text:span></text:p>
          <text:list>
            <text:list-header>
              <text:p text:style-name="P39">@media only screen and (min-width: 961px) { ... }</text:p>
            </text:list-header>
          </text:list>
        </text:list-item>
      </text:list>
      <text:p text:style-name="P40"/>
      <text:p text:style-name="P8">Disabling Viewport Zooming</text:p>
      <text:list xml:id="list3636260304" text:style-name="L10">
        <text:list-item>
          <text:p text:style-name="P35">Viewport zooming is fitting the entire desktop layout into the width of the screen, which lets the user interact with it by zooming in when necessary.</text:p>
          <text:list>
            <text:list-item>
              <text:p text:style-name="P35">This default behavior will prevent mobile devices from using our mobile layout.</text:p>
            </text:list-item>
          </text:list>
        </text:list-item>
      </text:list>
      <text:p text:style-name="P36"><text:soft-page-break/></text:p>
      <text:list xml:id="list132516357662579" text:continue-numbering="true" text:style-name="L10">
        <text:list-item>
          <text:p text:style-name="P35">To disable <text:span text:style-name="T1">viewport zooming, </text:span>add to the &lt;head&gt; element :</text:p>
          <text:list>
            <text:list-item>
              <text:p text:style-name="P41">&lt;meta name='viewport' content='width=device-width, initial-scale=1.0, maximum-scale=1.0' /&gt;</text:p>
            </text:list-item>
          </text:list>
        </text:list-item>
      </text:list>
      <text:p text:style-name="P42"/>
      <text:p text:style-name="P42"/>
      <text:p text:style-name="P33"><text:span text:style-name="T6"/></text:p>
      <text:p text:style-name="P30"><text:span text:style-name="T6"/></text:p>
      <text:p text:style-name="P30"><text:span text:style-name="T6"/></text:p>
      <text:list xml:id="list132516024667132" text:continue-list="list132515606879412" text:style-name="L9">
        <text:list-header>
          <text:p text:style-name="P31"><text:span text:style-name="T6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55" meta:word-count="749" meta:character-count="4406" meta:non-whitespace-character-count="3755"/>
  </office:meta>
</office:document-meta>
</file>